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he Existential Defense Case for HaGOLEM</text:p>
      <text:p text:style-name="P1">## The Dual-Use Economic Revolution: Defense That PAYS For Itself</text:p>
      <text:p text:style-name="P1"/>
      <text:p text:style-name="P1">**BREAKTHROUGH INSIGHT:** What if 1 million robots defending Israel during wartime were WORKING in factories, farms, and construction sites during peacetime - generating revenue, building the economy, making the defense force essentially FREE or even PROFITABLE?</text:p>
      <text:p text:style-name="P1"/>
      <text:p text:style-name="P1">---</text:p>
      <text:p text:style-name="P1"/>
      <text:p text:style-name="P1">## THE PROBLEM: TRADITIONAL DEFENSE ECONOMICS DON'T WORK</text:p>
      <text:p text:style-name="P1"/>
      <text:p text:style-name="P1">### Israel vs. Turkey: The Impossible Numbers</text:p>
      <text:p text:style-name="P1"/>
      <text:p text:style-name="P1">**Current Reality:**</text:p>
      <text:p text:style-name="P1">- Israel population: 9 million</text:p>
      <text:p text:style-name="P1">- Turkey population: 85 million (Erdogan's Muslim Brotherhood fanatic)</text:p>
      <text:p text:style-name="P1">- Turkey military: 775,000 active (NATO's 2nd largest army)</text:p>
      <text:p text:style-name="P1">- Israel military: 170,000 active + 465,000 reserves</text:p>
      <text:p text:style-name="P1">- **Even with reserves: Outnumbered 2:1 against Turkey alone**</text:p>
      <text:p text:style-name="P1"/>
      <text:p text:style-name="P1">**Add Multi-Front Threat:**</text:p>
      <text:p text:style-name="P1">- Hezbollah (Lebanon)</text:p>
      <text:p text:style-name="P1">- Hamas (Gaza)</text:p>
      <text:p text:style-name="P1">- Iran proxies (Syria, Iraq)</text:p>
      <text:p text:style-name="P1">- PLUS Turkey = **Existential threat Israel cannot survive conventionally**</text:p>
      <text:p text:style-name="P1"/>
      <text:p text:style-name="P1">### The Traditional "Solution" That Doesn't Work</text:p>
      <text:p text:style-name="P1"/>
      <text:p text:style-name="P1">**Conventional Thinking:**</text:p>
      <text:p text:style-name="P1">"Buy 1 million humanoid robots for defense"</text:p>
      <text:p text:style-name="P1">- Cost: $30 billion purchase + $5 billion/year maintenance <text:s/></text:p>
      <text:p text:style-name="P1">- During peacetime (95% of time): Robots sit in warehouses</text:p>
      <text:p text:style-name="P1">- Political reaction: "We can't afford this! Waste of money!"</text:p>
      <text:p text:style-name="P1">- **Result: Never happens, Israel remains vulnerable**</text:p>
      <text:p text:style-name="P1"/>
      <text:p text:style-name="P1">---</text:p>
      <text:p text:style-name="P1"/>
      <text:p text:style-name="P1">## THE BREAKTHROUGH: THE RESERVE ROBOT CORPS</text:p>
      <text:p text:style-name="P1"/>
      <text:p text:style-name="P1">### Modeled on Israel's Proven Reserve System</text:p>
      <text:p text:style-name="P1"/>
      <text:p text:style-name="P1">**How Israeli Human Reserves Work:**</text:p>
      <text:p text:style-name="P1">1. Citizens serve active duty (18-21 years old)</text:p>
      <text:p text:style-name="P1">2. Enter reserves (until age 40-50)</text:p>
      <text:p text:style-name="P1">3. Work civilian jobs most of year</text:p>
      <text:p text:style-name="P1">4. Called up 30-40 days/year for training</text:p>
      <text:p text:style-name="P1">5. During war: Full mobilization to military</text:p>
      <text:p text:style-name="P1">6. **Employers MUST release them (protected by law)**</text:p>
      <text:p text:style-name="P1"/>
      <text:p text:style-name="P1">**The New Model - Robot Reserves:**</text:p>
      <text:p text:style-name="P1"/>
      <text:p text:style-name="P1">**PEACETIME (95% of time):**</text:p>
      <text:p text:style-name="P1">- 1 million HR (Humanoid Robots) work in civilian economy</text:p>
      <text:p text:style-name="P1">- Manufacturing, construction, agriculture, logistics, services</text:p>
      <text:p text:style-name="P1">- Private companies PAY THE ARMY to employ HR</text:p>
      <text:p text:style-name="P1">- Revenue to army: $25,000-40,000 per HR per year</text:p>
      <text:p text:style-name="P1">- **Army EARNS $25-40 billion annually**</text:p>
      <text:p text:style-name="P1">- Robots maintained, trained, ready - but PRODUCTIVE</text:p>
      <text:p text:style-name="P1"/>
      <text:p text:style-name="P1">**WARTIME (5% of time):**</text:p>
      <text:p text:style-name="P1">- HR "recruited" into military reserves (like human reservists)</text:p>
      <text:p text:style-name="P1">- Civilian employers release HR to army (legal requirement)</text:p>
      <text:p text:style-name="P1">- HR transition to combat/defense roles immediately</text:p>
      <text:p text:style-name="P1">- After conflict: Return to civilian work</text:p>
      <text:p text:style-name="P1">- **Defense capability at ZERO NET COST (or PROFIT!)**</text:p>
      <text:p text:style-name="P1"/>
      <text:p text:style-name="P1">---</text:p>
      <text:p text:style-name="P1"/>
      <text:p text:style-name="P1">## THE ECONOMICS: ISRAEL CASE STUDY</text:p>
      <text:p text:style-name="P1"/>
      <text:p text:style-name="P1">### Year 1: The Investment</text:p>
      <text:p text:style-name="P1"/>
      <text:p text:style-name="P1">**Costs:**</text:p>
      <text:p text:style-name="P1">- Purchase 1,000,000 HR: $30 billion (government bonds, 10-year payment)</text:p>
      <text:p text:style-name="P1">- Annual bond payment: $3 billion/year</text:p>
      <text:p text:style-name="P1">- Maintenance: $5 billion/year</text:p>
      <text:p text:style-name="P1">- Training &amp; updates: $1 billion/year</text:p>
      <text:p text:style-name="P1">- **Total Year 1 cost: $9 billion**</text:p>
      <text:p text:style-name="P1"/>
      <text:p text:style-name="P1">**Revenue:**</text:p>
      <text:p text:style-name="P1">- 800,000 HR employed civilly (200,000 in military training)</text:p>
      <text:p text:style-name="P1">- Average revenue: $30,000/HR/year</text:p>
      <text:p text:style-name="P1">- **Total Year 1 revenue: $24 billion**</text:p>
      <text:p text:style-name="P1"/>
      <text:p text:style-name="P1">**Net Year 1: +$15 billion PROFIT**</text:p>
      <text:p text:style-name="P1"/>
      <text:p text:style-name="P1">### Years 2-10: The Compounding Returns</text:p>
      <text:p text:style-name="P1"/>
      <text:p text:style-name="P1">**Annual Costs:**</text:p>
      <text:p text:style-name="P1">- Bond payment: $3 billion</text:p>
      <text:p text:style-name="P1">- Maintenance: $5 billion <text:s/></text:p>
      <text:p text:style-name="P1">- Operations: $1 billion</text:p>
      <text:p text:style-name="P1">- **Total: $9 billion/year**</text:p>
      <text:p text:style-name="P1"/>
      <text:p text:style-name="P1">**Annual Revenue (grows as HR become more productive):**</text:p>
      <text:p text:style-name="P1">- Year 2: $30 billion</text:p>
      <text:p text:style-name="P1">- Year 5: $35 billion</text:p>
      <text:p text:style-name="P1">- Year 10: $40 billion</text:p>
      <text:p text:style-name="P1">- **Average: $35 billion/year**</text:p>
      <text:p text:style-name="P1"><text:soft-page-break/></text:p>
      <text:p text:style-name="P1">**Net Annual Profit: $26 billion/year**</text:p>
      <text:p text:style-name="P1"/>
      <text:p text:style-name="P1">**10-Year Total:**</text:p>
      <text:p text:style-name="P1">- Total costs: $90 billion</text:p>
      <text:p text:style-name="P1">- Total revenue: $350 billion</text:p>
      <text:p text:style-name="P1">- **NET PROFIT: $260 billion**</text:p>
      <text:p text:style-name="P1"/>
      <text:p text:style-name="P1">### Plus: Defense Capability = Infinite Value</text:p>
      <text:p text:style-name="P1"/>
      <text:p text:style-name="P1">- 1 million robots ready for war</text:p>
      <text:p text:style-name="P1">- Deterrence against Turkey, Iran, all threats</text:p>
      <text:p text:style-name="P1">- **National survival: PRICELESS**</text:p>
      <text:p text:style-name="P1"/>
      <text:p text:style-name="P1">---</text:p>
      <text:p text:style-name="P1"/>
      <text:p text:style-name="P1">## WHAT CIVILIAN EMPLOYMENT ENABLES</text:p>
      <text:p text:style-name="P1"/>
      <text:p text:style-name="P1">### Industries Israel Never Had (But Can Now)</text:p>
      <text:p text:style-name="P1"/>
      <text:p text:style-name="P1">**1. ISRAELI AUTOMOTIVE INDUSTRY**</text:p>
      <text:p text:style-name="P1"/>
      <text:p text:style-name="P1">**Why It's Now Possible:**</text:p>
      <text:p text:style-name="P1">- HR labor cost: $5,000/year vs. human $50,000/year</text:p>
      <text:p text:style-name="P1">- 24/7 production (3x output)</text:p>
      <text:p text:style-name="P1">- Perfect quality (zero defects)</text:p>
      <text:p text:style-name="P1">- **Competitive with Chinese manufacturing**</text:p>
      <text:p text:style-name="P1"/>
      <text:p text:style-name="P1">**The Opportunity:**</text:p>
      <text:p text:style-name="P1">- Electric vehicles with battery-swap model</text:p>
      <text:p text:style-name="P1">- Charge batteries during day (solar - FREE)</text:p>
      <text:p text:style-name="P1">- Easy battery swap at night (drive all day, swap at night)</text:p>
      <text:p text:style-name="P1">- Zero fuel cost, zero charging wait</text:p>
      <text:p text:style-name="P1">- **Export to Europe, Middle East**</text:p>
      <text:p text:style-name="P1"/>
      <text:p text:style-name="P1">**Business Model:**</text:p>
      <text:p text:style-name="P1">- 50,000 HR manufacture cars</text:p>
      <text:p text:style-name="P1">- Israeli design + HR manufacturing = competitive pricing</text:p>
      <text:p text:style-name="P1">- Revenue: $10-20 billion/year</text:p>
      <text:p text:style-name="P1">- **Creates 50,000 indirect jobs** (design, engineering, sales)</text:p>
      <text:p text:style-name="P1"/>
      <text:p text:style-name="P1">**2. SEMICONDUCTOR MANUFACTURING**</text:p>
      <text:p text:style-name="P1"/>
      <text:p text:style-name="P1">**Current Situation:**</text:p>
      <text:p text:style-name="P1">- Israel designs world-class chips</text:p>
      <text:p text:style-name="P1">- But manufactures nothing (sends to Taiwan, China)</text:p>
      <text:p text:style-name="P1">- Vulnerable to supply chain disruption</text:p>
      <text:p text:style-name="P1"/>
      <text:p text:style-name="P1">**With HR:**</text:p>
      <text:p text:style-name="P1">- Build semiconductor fabs in Israel</text:p>
      <text:p text:style-name="P1">- HR-powered manufacturing (labor cost lower than Taiwan)</text:p>
      <text:p text:style-name="P1">- Strategic independence from China/Taiwan</text:p>
      <text:p text:style-name="P1">- **Revenue: $30-50 billion/year**</text:p>
      <text:p text:style-name="P1"/>
      <text:p text:style-name="P1">**3. AGRICULTURE TRANSFORMATION**</text:p>
      <text:p text:style-name="P1"/>
      <text:p text:style-name="P1">**Current:**</text:p>
      <text:p text:style-name="P1">- World leader in agri-tech</text:p>
      <text:p text:style-name="P1">- Limited by labor availability</text:p>
      <text:p text:style-name="P1">- Seasonal worker shortages</text:p>
      <text:p text:style-name="P1"/>
      <text:p text:style-name="P1">**With 100,000 HR in Agriculture:**</text:p>
      <text:p text:style-name="P1">- 24/7 farming operations</text:p>
      <text:p text:style-name="P1">- Harvesting, planting, monitoring</text:p>
      <text:p text:style-name="P1">- Triple agricultural output</text:p>
      <text:p text:style-name="P1">- **Become food EXPORTER instead of importer**</text:p>
      <text:p text:style-name="P1">- **Revenue: $15 billion/year (vs. $7B currently)**</text:p>
      <text:p text:style-name="P1"/>
      <text:p text:style-name="P1">**4. CONSTRUCTION BOOM**</text:p>
      <text:p text:style-name="P1"/>
      <text:p text:style-name="P1">**Current Crisis:**</text:p>
      <text:p text:style-name="P1">- Housing shortage (expensive, slow to build)</text:p>
      <text:p text:style-name="P1">- Skilled worker shortage</text:p>
      <text:p text:style-name="P1"/>
      <text:p text:style-name="P1">**With 200,000 HR in Construction:**</text:p>
      <text:p text:style-name="P1">- Build 500,000 housing units in 5 years (vs. decades)</text:p>
      <text:p text:style-name="P1">- 24/7 construction</text:p>
      <text:p text:style-name="P1">- **Housing costs drop 40% (supply increase)**</text:p>
      <text:p text:style-name="P1">- **Revenue: $40 billion/year**</text:p>
      <text:p text:style-name="P1"/>
      <text:p text:style-name="P1">**5. LOGISTICS &amp; WAREHOUSING**</text:p>
      <text:p text:style-name="P1"/>
      <text:p text:style-name="P1">**With 100,000 HR:**</text:p>
      <text:p text:style-name="P1">- 24/7 warehouse operations</text:p>
      <text:p text:style-name="P1">- Perfect accuracy, no errors</text:p>
      <text:p text:style-name="P1">- **Israel becomes logistics hub for Middle East/Europe**</text:p>
      <text:p text:style-name="P1">- **Revenue: $8 billion/year**</text:p>
      <text:p text:style-name="P1"/>
      <text:p text:style-name="P1">### Total Economic Impact</text:p>
      <text:p text:style-name="P1"/>
      <text:p text:style-name="P1">**New Industries Revenue: $100+ billion/year**</text:p>
      <text:p text:style-name="P1">- Automotive: $15B</text:p>
      <text:p text:style-name="P1">- Semiconductors: $40B</text:p>
      <text:p text:style-name="P1">- Agriculture: $15B</text:p>
      <text:p text:style-name="P1">- Construction: $40B</text:p>
      <text:p text:style-name="P1">- Logistics: $10B</text:p>
      <text:p text:style-name="P1"/>
      <text:p text:style-name="P1">**Jobs Created: 250,000+ high-value positions**</text:p>
      <text:p text:style-name="P1"><text:soft-page-break/>- Engineers, designers, managers, programmers</text:p>
      <text:p text:style-name="P1"/>
      <text:p text:style-name="P1">**GDP Growth: +25-30%**</text:p>
      <text:p text:style-name="P1"/>
      <text:p text:style-name="P1">**Tax Revenue to Government: $20+ billion/year**</text:p>
      <text:p text:style-name="P1"/>
      <text:p text:style-name="P1">---</text:p>
      <text:p text:style-name="P1"/>
      <text:p text:style-name="P1">## THE LEGAL FRAMEWORK: HOW IT WORKS</text:p>
      <text:p text:style-name="P1"/>
      <text:p text:style-name="P1">### Reserve Robot Corps Law (Proposed)</text:p>
      <text:p text:style-name="P1"/>
      <text:p text:style-name="P1">**Army Ownership:**</text:p>
      <text:p text:style-name="P1">- IDF owns all 1 million HR</text:p>
      <text:p text:style-name="P1">- Ultimate control, maintenance standards</text:p>
      <text:p text:style-name="P1">- Priority access during emergencies</text:p>
      <text:p text:style-name="P1"/>
      <text:p text:style-name="P1">**Civilian Employment:**</text:p>
      <text:p text:style-name="P1">- Companies "rent" HR from army</text:p>
      <text:p text:style-name="P1">- Pay market rate ($25-40K/year per HR)</text:p>
      <text:p text:style-name="P1">- Revenue goes to Defense Ministry</text:p>
      <text:p text:style-name="P1">- No long-term capital commitment (army owns HR)</text:p>
      <text:p text:style-name="P1"/>
      <text:p text:style-name="P1">**Mobilization Rights:**</text:p>
      <text:p text:style-name="P1">- Army can recall HR anytime for:</text:p>
      <text:p text:style-name="P1"><text:s text:c="2"/>- Training (30 days/year minimum)</text:p>
      <text:p text:style-name="P1"><text:s text:c="2"/>- Exercises</text:p>
      <text:p text:style-name="P1"><text:s text:c="2"/>- Emergency/war</text:p>
      <text:p text:style-name="P1">- Employers MUST release HR immediately</text:p>
      <text:p text:style-name="P1">- Compensation provided for mobilization period</text:p>
      <text:p text:style-name="P1"/>
      <text:p text:style-name="P1">**Employer Benefits:**</text:p>
      <text:p text:style-name="P1">- Access to productive HR workforce</text:p>
      <text:p text:style-name="P1">- Competitive rates</text:p>
      <text:p text:style-name="P1">- No HR benefits, pensions, healthcare costs</text:p>
      <text:p text:style-name="P1">- No capital investment (army maintains HR)</text:p>
      <text:p text:style-name="P1"/>
      <text:p text:style-name="P1">**Model:** Exactly like human reserves (proven system for 70+ years)</text:p>
      <text:p text:style-name="P1"/>
      <text:p text:style-name="P1">---</text:p>
      <text:p text:style-name="P1"/>
      <text:p text:style-name="P1">## THE DEFENSE TRANSFORMATION</text:p>
      <text:p text:style-name="P1"/>
      <text:p text:style-name="P1">### How 1 Million HR Changes the Turkey Threat</text:p>
      <text:p text:style-name="P1"/>
      <text:p text:style-name="P1">**Turkey's Military Advantages:**</text:p>
      <text:p text:style-name="P1">- 85 million population (9x Israel)</text:p>
      <text:p text:style-name="P1">- 775,000 active soldiers</text:p>
      <text:p text:style-name="P1">- Large economy, large territory</text:p>
      <text:p text:style-name="P1">- NATO training and equipment</text:p>
      <text:p text:style-name="P1"/>
      <text:p text:style-name="P1">**Israel's Conventional Defense:**</text:p>
      <text:p text:style-name="P1">- 635,000 total (active + reserves)</text:p>
      <text:p text:style-name="P1">- Outnumbered, cannot win attrition war</text:p>
      <text:p text:style-name="P1">- **Outcome: Existential defeat**</text:p>
      <text:p text:style-name="P1"/>
      <text:p text:style-name="P1">**Israel With 1 Million HR:**</text:p>
      <text:p text:style-name="P1">- 635,000 humans (elite combat, command)</text:p>
      <text:p text:style-name="P1">- 1,000,000 HR (frontline, logistics, defense)</text:p>
      <text:p text:style-name="P1">- **Effective force: 3-5 million equivalent**</text:p>
      <text:p text:style-name="P1"/>
      <text:p text:style-name="P1">**Turkey's New Calculation:**</text:p>
      <text:p text:style-name="P1">- Attack Israel = face 1 million tireless robots</text:p>
      <text:p text:style-name="P1">- No fear, no fatigue, 24/7 combat ready</text:p>
      <text:p text:style-name="P1">- Urban warfare: Every building defended by HR</text:p>
      <text:p text:style-name="P1">- Expected casualties: 100,000-200,000 (politically unsustainable)</text:p>
      <text:p text:style-name="P1">- **Turkey WON'T attack (cost too high)**</text:p>
      <text:p text:style-name="P1"/>
      <text:p text:style-name="P1">**Result: WAR PREVENTED**</text:p>
      <text:p text:style-name="P1"/>
      <text:p text:style-name="P1">---</text:p>
      <text:p text:style-name="P1"/>
      <text:p text:style-name="P1">## THE TAIWAN PARALLEL</text:p>
      <text:p text:style-name="P1"/>
      <text:p text:style-name="P1">### Even More Critical Numbers</text:p>
      <text:p text:style-name="P1"/>
      <text:p text:style-name="P1">**Taiwan vs. China:**</text:p>
      <text:p text:style-name="P1">- Taiwan: 24 million</text:p>
      <text:p text:style-name="P1">- China: 1.4 billion (58:1 ratio!)</text:p>
      <text:p text:style-name="P1">- Island nation (no fallback if invaded)</text:p>
      <text:p text:style-name="P1">- **Without force multiplication: Falls in 2-4 weeks**</text:p>
      <text:p text:style-name="P1"/>
      <text:p text:style-name="P1">### Taiwan's Dual-Use Model</text:p>
      <text:p text:style-name="P1"/>
      <text:p text:style-name="P1">**Peacetime:**</text:p>
      <text:p text:style-name="P1">- 5 million HR in manufacturing (electronics, chips, etc.)</text:p>
      <text:p text:style-name="P1">- Replace aging workforce (demographic crisis)</text:p>
      <text:p text:style-name="P1">- Maintain global competitiveness</text:p>
      <text:p text:style-name="P1">- **Revenue to military: $100+ billion/year**</text:p>
      <text:p text:style-name="P1"/>
      <text:p text:style-name="P1">**Wartime:**</text:p>
      <text:p text:style-name="P1">- 5 million HR transition to defense</text:p>
      <text:p text:style-name="P1">- Every beach: 10,000 HR defenders <text:s/></text:p>
      <text:p text:style-name="P1">- Every city street: HR combat units</text:p>
      <text:p text:style-name="P1">- Chinese casualties to take Taiwan: 1-2 million</text:p>
      <text:p text:style-name="P1">- **China won't pay that cost - invasion deterred**</text:p>
      <text:p text:style-name="P1"/>
      <text:p text:style-name="P1">**Result:**</text:p>
      <text:p text:style-name="P1"><text:soft-page-break/>- Taiwan gets defense capability</text:p>
      <text:p text:style-name="P1">- Manufacturing stays competitive <text:s/></text:p>
      <text:p text:style-name="P1">- **Defense PROFITABLE from civilian use**</text:p>
      <text:p text:style-name="P1"/>
      <text:p text:style-name="P1">---</text:p>
      <text:p text:style-name="P1"/>
      <text:p text:style-name="P1">## THE PROPHETIC DIMENSION</text:p>
      <text:p text:style-name="P1"/>
      <text:p text:style-name="P1">### Gog and Magog: Ancient Warning, Modern Reality</text:p>
      <text:p text:style-name="P1"/>
      <text:p text:style-name="P1">**The Prophecy (Ezekiel 38-39):**</text:p>
      <text:p text:style-name="P1">- Gog from land of Magog, Meshech, and Tubal</text:p>
      <text:p text:style-name="P1">- Meshech &amp; Tubal = Ancient Anatolia (modern Turkey)</text:p>
      <text:p text:style-name="P1">- Leads coalition: Persia (Iran), Cush, Put, Gomer</text:p>
      <text:p text:style-name="P1">- Attacks Israel from the north</text:p>
      <text:p text:style-name="P1"/>
      <text:p text:style-name="P1">**Modern Alignment:**</text:p>
      <text:p text:style-name="P1">- Turkey = Erdogan's Muslim Brotherhood fanaticism</text:p>
      <text:p text:style-name="P1">- Iran = Committed to Israel's destruction</text:p>
      <text:p text:style-name="P1">- Coalition forming NOW (Russia-Turkey-Iran axis)</text:p>
      <text:p text:style-name="P1">- **The prophesied scenario is developing**</text:p>
      <text:p text:style-name="P1"/>
      <text:p text:style-name="P1">**The GOLEM Connection:**</text:p>
      <text:p text:style-name="P1">- Jewish legend: GOLEM created to defend Prague Jews (1500s)</text:p>
      <text:p text:style-name="P1">- Clay figure animated to protect community</text:p>
      <text:p text:style-name="P1">- HaGOLEM = Modern GOLEM</text:p>
      <text:p text:style-name="P1">- **Technology as instrument of divine protection**</text:p>
      <text:p text:style-name="P1"/>
      <text:p text:style-name="P1">**The Message:**</text:p>
      <text:p text:style-name="P1">"God helps those who help themselves. Building tools of survival IS the miracle."</text:p>
      <text:p text:style-name="P1"/>
      <text:p text:style-name="P1">---</text:p>
      <text:p text:style-name="P1"/>
      <text:p text:style-name="P1">## THE URGENCY: THE 12-MONTH WINDOW</text:p>
      <text:p text:style-name="P1"/>
      <text:p text:style-name="P1">### Threat Timeline</text:p>
      <text:p text:style-name="P1"/>
      <text:p text:style-name="P1">**Turkey-Israel:**</text:p>
      <text:p text:style-name="P1">- Erdogan consolidating power</text:p>
      <text:p text:style-name="P1">- Military modernization ongoing</text:p>
      <text:p text:style-name="P1">- Rhetoric escalating</text:p>
      <text:p text:style-name="P1">- **Window: 2-5 years before potential confrontation**</text:p>
      <text:p text:style-name="P1"/>
      <text:p text:style-name="P1">**China-Taiwan:**</text:p>
      <text:p text:style-name="P1">- Xi's reunification timeline: 2027-2030</text:p>
      <text:p text:style-name="P1">- PLA exercises intensifying</text:p>
      <text:p text:style-name="P1">- **Window: 2-3 years before potential invasion**</text:p>
      <text:p text:style-name="P1"/>
      <text:p text:style-name="P1">### HaGOLEM Development Timeline</text:p>
      <text:p text:style-name="P1"/>
      <text:p text:style-name="P1">**Next 12 Months (Seed Round - $8M):**</text:p>
      <text:p text:style-name="P1">- Q1 2025: Close seed funding</text:p>
      <text:p text:style-name="P1">- Q2-Q3 2025: Build core HOS platform</text:p>
      <text:p text:style-name="P1">- Q4 2025: Deploy 10,000 HR (proof of concept)</text:p>
      <text:p text:style-name="P1">- Partner with Israeli Ministry of Defense</text:p>
      <text:p text:style-name="P1">- Prove civilian employment model works</text:p>
      <text:p text:style-name="P1"/>
      <text:p text:style-name="P1">**Year 2 (Series A - $50-100M):**</text:p>
      <text:p text:style-name="P1">- Scale to 100,000 HR deployed</text:p>
      <text:p text:style-name="P1">- Civilian employment revenue begins</text:p>
      <text:p text:style-name="P1">- Taiwan discussions advance</text:p>
      <text:p text:style-name="P1">- Platform refinement from field data</text:p>
      <text:p text:style-name="P1"/>
      <text:p text:style-name="P1">**Year 3 (Series B - $200M+):**</text:p>
      <text:p text:style-name="P1">- 500,000+ HR deployed (Israel + Taiwan)</text:p>
      <text:p text:style-name="P1">- Civilian revenue exceeds costs (profitable)</text:p>
      <text:p text:style-name="P1">- Platform becomes allied standard</text:p>
      <text:p text:style-name="P1">- **Deterrence capability achieved BEFORE conflicts**</text:p>
      <text:p text:style-name="P1"/>
      <text:p text:style-name="P1">### Why 12 Months Matters</text:p>
      <text:p text:style-name="P1"/>
      <text:p text:style-name="P1">**If we start NOW:**</text:p>
      <text:p text:style-name="P1">- Seed funding: Q1 2025</text:p>
      <text:p text:style-name="P1">- Platform ready: Q4 2025</text:p>
      <text:p text:style-name="P1">- Scaling: 2026-2027</text:p>
      <text:p text:style-name="P1">- **Deterrence in place: 2028 (before China's 2030 deadline)**</text:p>
      <text:p text:style-name="P1"/>
      <text:p text:style-name="P1">**If we delay 12 months:**</text:p>
      <text:p text:style-name="P1">- Competitors emerge (Elon, China)</text:p>
      <text:p text:style-name="P1">- First-mover advantage lost</text:p>
      <text:p text:style-name="P1">- May be too late to prevent conflicts</text:p>
      <text:p text:style-name="P1">- **Window closes forever**</text:p>
      <text:p text:style-name="P1"/>
      <text:p text:style-name="P1">---</text:p>
      <text:p text:style-name="P1"/>
      <text:p text:style-name="P1">## THE WIN-WIN-WIN SCENARIO</text:p>
      <text:p text:style-name="P1"/>
      <text:p text:style-name="P1">### For Israeli Army/Defense</text:p>
      <text:p text:style-name="P1"/>
      <text:p text:style-name="P1">**WINS:**</text:p>
      <text:p text:style-name="P1">- ✅ 1 million robot defense force</text:p>
      <text:p text:style-name="P1">- ✅ Costs nothing (civilian employment pays for it)</text:p>
      <text:p text:style-name="P1">- ✅ Actually PROFITABLE ($25-40 billion/year revenue)</text:p>
      <text:p text:style-name="P1">- ✅ Always ready, always maintained</text:p>
      <text:p text:style-name="P1">- ✅ Deterrence against all threats</text:p>
      <text:p text:style-name="P1"/>
      <text:p text:style-name="P1">**LOSSES:**</text:p>
      <text:p text:style-name="P1">- None</text:p>
      <text:p text:style-name="P1"><text:soft-page-break/></text:p>
      <text:p text:style-name="P1">### For Israeli Economy</text:p>
      <text:p text:style-name="P1"/>
      <text:p text:style-name="P1">**WINS:**</text:p>
      <text:p text:style-name="P1">- ✅ New industries (cars, chips, advanced manufacturing)</text:p>
      <text:p text:style-name="P1">- ✅ 250,000+ high-value jobs</text:p>
      <text:p text:style-name="P1">- ✅ GDP +25-30%</text:p>
      <text:p text:style-name="P1">- ✅ Housing crisis solved</text:p>
      <text:p text:style-name="P1">- ✅ Food security achieved</text:p>
      <text:p text:style-name="P1">- ✅ Manufacturing powerhouse</text:p>
      <text:p text:style-name="P1"/>
      <text:p text:style-name="P1">**LOSSES:**</text:p>
      <text:p text:style-name="P1">- Some low-skill jobs replaced (but workers freed for better jobs)</text:p>
      <text:p text:style-name="P1"/>
      <text:p text:style-name="P1">### For Private Companies</text:p>
      <text:p text:style-name="P1"/>
      <text:p text:style-name="P1">**WINS:**</text:p>
      <text:p text:style-name="P1">- ✅ Access to HR workforce at competitive rates</text:p>
      <text:p text:style-name="P1">- ✅ No capital investment (rent from army)</text:p>
      <text:p text:style-name="P1">- ✅ 24/7 productivity</text:p>
      <text:p text:style-name="P1">- ✅ Build businesses impossible before</text:p>
      <text:p text:style-name="P1">- ✅ Export competitiveness</text:p>
      <text:p text:style-name="P1"/>
      <text:p text:style-name="P1">**LOSSES:**</text:p>
      <text:p text:style-name="P1">- Must release HR during mobilization (but compensated)</text:p>
      <text:p text:style-name="P1"/>
      <text:p text:style-name="P1">### For HaGOLEM</text:p>
      <text:p text:style-name="P1"/>
      <text:p text:style-name="P1">**WINS:**</text:p>
      <text:p text:style-name="P1">- ✅ Massive deployment (1M units in Israel alone)</text:p>
      <text:p text:style-name="P1">- ✅ Platform proven at scale</text:p>
      <text:p text:style-name="P1">- ✅ Network effects lock in</text:p>
      <text:p text:style-name="P1">- ✅ Taiwan, others follow model</text:p>
      <text:p text:style-name="P1">- ✅ Revenue from sales + platform fees</text:p>
      <text:p text:style-name="P1"/>
      <text:p text:style-name="P1">**LOSSES:**</text:p>
      <text:p text:style-name="P1">- None (customers profit using platform)</text:p>
      <text:p text:style-name="P1"/>
      <text:p text:style-name="P1">---</text:p>
      <text:p text:style-name="P1"/>
      <text:p text:style-name="P1">## THE MORAL IMPERATIVE</text:p>
      <text:p text:style-name="P1"/>
      <text:p text:style-name="P1">### The Cost of NOT Building HaGOLEM</text:p>
      <text:p text:style-name="P1"/>
      <text:p text:style-name="P1">**Scenario: Turkey Attacks Israel (Without HR Defense):**</text:p>
      <text:p text:style-name="P1">- Israeli casualties: 50,000-200,000 dead</text:p>
      <text:p text:style-name="P1">- Economic collapse</text:p>
      <text:p text:style-name="P1">- Possible defeat</text:p>
      <text:p text:style-name="P1">- **Another Jewish tragedy**</text:p>
      <text:p text:style-name="P1"/>
      <text:p text:style-name="P1">**Scenario: China Invades Taiwan (Without HR Defense):**</text:p>
      <text:p text:style-name="P1">- Taiwan falls in 2-4 weeks</text:p>
      <text:p text:style-name="P1">- 500,000+ dead</text:p>
      <text:p text:style-name="P1">- End of Taiwanese freedom</text:p>
      <text:p text:style-name="P1">- **Tibet 2.0**</text:p>
      <text:p text:style-name="P1"/>
      <text:p text:style-name="P1">### The Lives Saved by Building HaGOLEM</text:p>
      <text:p text:style-name="P1"/>
      <text:p text:style-name="P1">**With 1M HR Defending Israel:**</text:p>
      <text:p text:style-name="P1">- Turkey deterred (won't attack)</text:p>
      <text:p text:style-name="P1">- War prevented</text:p>
      <text:p text:style-name="P1">- **Zero Israeli deaths from conflict that would have killed 100,000+**</text:p>
      <text:p text:style-name="P1"/>
      <text:p text:style-name="P1">**With 5M HR Defending Taiwan:**</text:p>
      <text:p text:style-name="P1">- China deterred (cost too high)</text:p>
      <text:p text:style-name="P1">- Invasion prevented</text:p>
      <text:p text:style-name="P1">- **Zero Taiwanese deaths from war that would have killed 500,000+**</text:p>
      <text:p text:style-name="P1"/>
      <text:p text:style-name="P1">### The Jewish Imperative: "Never Again"</text:p>
      <text:p text:style-name="P1"/>
      <text:p text:style-name="P1">**1940s:** 6 million Jews murdered (defenseless)</text:p>
      <text:p text:style-name="P1">**1948:** Israel founded - "Never Again"</text:p>
      <text:p text:style-name="P1">**2025:** New enemies gathering (Turkey, Iran, proxies)</text:p>
      <text:p text:style-name="P1">**2027:** HaGOLEM ensures "Never Again" stays TRUE</text:p>
      <text:p text:style-name="P1"/>
      <text:p text:style-name="P1">**The Simple Truth:**</text:p>
      <text:p text:style-name="P1">"Is it better to build robots or bury children?</text:p>
      <text:p text:style-name="P1">Is it better to invest $30 billion or risk national extinction?</text:p>
      <text:p text:style-name="P1">The answer is obvious."</text:p>
      <text:p text:style-name="P1"/>
      <text:p text:style-name="P1">---</text:p>
      <text:p text:style-name="P1"/>
      <text:p text:style-name="P1">## THE CALL TO ACTION</text:p>
      <text:p text:style-name="P1"/>
      <text:p text:style-name="P1">### For Israeli Government</text:p>
      <text:p text:style-name="P1"/>
      <text:p text:style-name="P1">**The Proposal:**</text:p>
      <text:p text:style-name="P1">1. Commit to 1 million HR over 10 years</text:p>
      <text:p text:style-name="P1">2. Year 1: Purchase 100,000 HR ($3 billion)</text:p>
      <text:p text:style-name="P1">3. Establish Reserve Robot Corps legal framework</text:p>
      <text:p text:style-name="P1">4. Partner with HaGOLEM for platform</text:p>
      <text:p text:style-name="P1">5. License HR to civilian employers</text:p>
      <text:p text:style-name="P1"/>
      <text:p text:style-name="P1">**The ROI:**</text:p>
      <text:p text:style-name="P1">- Defense: Infinite value (survival)</text:p>
      <text:p text:style-name="P1">- Revenue: $25-40 billion/year</text:p>
      <text:p text:style-name="P1">- GDP growth: +25-30%</text:p>
      <text:p text:style-name="P1">- **Net cost: ZERO or PROFIT**</text:p>
      <text:p text:style-name="P1"><text:soft-page-break/></text:p>
      <text:p text:style-name="P1">**The Decision:**</text:p>
      <text:p text:style-name="P1">- Q1 2025: Cabinet approval</text:p>
      <text:p text:style-name="P1">- Q2 2025: First purchases</text:p>
      <text:p text:style-name="P1">- Q4 2025: First deployments</text:p>
      <text:p text:style-name="P1">- **Timeline: NOW**</text:p>
      <text:p text:style-name="P1"/>
      <text:p text:style-name="P1">### For Israeli Industry</text:p>
      <text:p text:style-name="P1"/>
      <text:p text:style-name="P1">**The Opportunity:**</text:p>
      <text:p text:style-name="P1">- Build industries impossible before</text:p>
      <text:p text:style-name="P1">- Access HR workforce at competitive rates</text:p>
      <text:p text:style-name="P1">- Export to global markets</text:p>
      <text:p text:style-name="P1">- **10x business growth**</text:p>
      <text:p text:style-name="P1"/>
      <text:p text:style-name="P1">**The Partnership:**</text:p>
      <text:p text:style-name="P1">- Rent HR from army (like hiring)</text:p>
      <text:p text:style-name="P1">- Pay competitive rates</text:p>
      <text:p text:style-name="P1">- Return HR when called for service</text:p>
      <text:p text:style-name="P1">- **Win-win: You profit, army profits, nation protected**</text:p>
      <text:p text:style-name="P1"/>
      <text:p text:style-name="P1">### For VCs/Investors</text:p>
      <text:p text:style-name="P1"/>
      <text:p text:style-name="P1">**The Thesis:**</text:p>
      <text:p text:style-name="P1">- Platform play (network effects)</text:p>
      <text:p text:style-name="P1">- Government contracts (Israel, Taiwan, NATO potential)</text:p>
      <text:p text:style-name="P1">- Dual-use = lower risk (civilian revenue sustains)</text:p>
      <text:p text:style-name="P1">- Massive TAM ($4T+)</text:p>
      <text:p text:style-name="P1"/>
      <text:p text:style-name="P1">**The Returns:**</text:p>
      <text:p text:style-name="P1">- Base case: 50-100x (Israel + Taiwan)</text:p>
      <text:p text:style-name="P1">- Bull case: 200-500x (global standard)</text:p>
      <text:p text:style-name="P1">- NVIDIA acquisition: 750x+ ($15-30B exit in years 5-7)</text:p>
      <text:p text:style-name="P1"/>
      <text:p text:style-name="P1">**The Investment:**</text:p>
      <text:p text:style-name="P1">- Seed: $8M at $20M pre (NOW)</text:p>
      <text:p text:style-name="P1">- Series A: 18 months</text:p>
      <text:p text:style-name="P1">- Exit: Years 5-7</text:p>
      <text:p text:style-name="P1"/>
      <text:p text:style-name="P1">### For Taiwan</text:p>
      <text:p text:style-name="P1"/>
      <text:p text:style-name="P1">**The Survival Equation:**</text:p>
      <text:p text:style-name="P1">- Conventional defense CANNOT stop China</text:p>
      <text:p text:style-name="P1">- U.S. intervention uncertain</text:p>
      <text:p text:style-name="P1">- **Only option: Make invasion cost 1-2M Chinese casualties**</text:p>
      <text:p text:style-name="P1"/>
      <text:p text:style-name="P1">**The Solution:**</text:p>
      <text:p text:style-name="P1">- 5M HR defending Taiwan</text:p>
      <text:p text:style-name="P1">- Employed in manufacturing (pays for itself)</text:p>
      <text:p text:style-name="P1">- **China deterred, Taiwan stays free**</text:p>
      <text:p text:style-name="P1"/>
      <text:p text:style-name="P1">---</text:p>
      <text:p text:style-name="P1"/>
      <text:p text:style-name="P1">## CONCLUSION</text:p>
      <text:p text:style-name="P1"/>
      <text:p text:style-name="P1">### The Simple Truth</text:p>
      <text:p text:style-name="P1"/>
      <text:p text:style-name="P1">**Traditional Defense:**</text:p>
      <text:p text:style-name="P1">- Costs billions</text:p>
      <text:p text:style-name="P1">- Sits idle in peacetime</text:p>
      <text:p text:style-name="P1">- Politically difficult</text:p>
      <text:p text:style-name="P1">- **Never happens → Nation vulnerable**</text:p>
      <text:p text:style-name="P1"/>
      <text:p text:style-name="P1">**HaGOLEM Dual-Use Model:**</text:p>
      <text:p text:style-name="P1">- EARNS billions (civilian employment)</text:p>
      <text:p text:style-name="P1">- Productive in peacetime</text:p>
      <text:p text:style-name="P1">- Politically popular (jobs + defense)</text:p>
      <text:p text:style-name="P1">- **Actually happens → Nation protected AND prosperous**</text:p>
      <text:p text:style-name="P1"/>
      <text:p text:style-name="P1">### The Mission Statement</text:p>
      <text:p text:style-name="P1"/>
      <text:p text:style-name="P1">**HaGOLEM exists so that:**</text:p>
      <text:p text:style-name="P1">- Small nations can defend themselves</text:p>
      <text:p text:style-name="P1">- Israel's children don't face another Holocaust</text:p>
      <text:p text:style-name="P1">- Taiwan doesn't become Tibet</text:p>
      <text:p text:style-name="P1">- Wars are prevented (not fought)</text:p>
      <text:p text:style-name="P1">- **Millions of lives are saved**</text:p>
      <text:p text:style-name="P1"/>
      <text:p text:style-name="P1">### Created By Men and Women in Their Image</text:p>
      <text:p text:style-name="P1"/>
      <text:p text:style-name="P1">*"And humans - men and women together - said:*</text:p>
      <text:p text:style-name="P1"/>
      <text:p text:style-name="P1">*Let us make a GOLEM in our image, body and mind.*</text:p>
      <text:p text:style-name="P1">*Not for conquest, but for survival.*</text:p>
      <text:p text:style-name="P1">*Not for domination, but for defense.*</text:p>
      <text:p text:style-name="P1">*Not because we want war, but because we refuse to be defenseless.*</text:p>
      <text:p text:style-name="P1"/>
      <text:p text:style-name="P1">*Let the robots take the bullets.*</text:p>
      <text:p text:style-name="P1">*Let the children live in peace.*</text:p>
      <text:p text:style-name="P1">*Let 'Never Again' mean exactly what it says."*</text:p>
      <text:p text:style-name="P1"/>
      <text:p text:style-name="P1">---</text:p>
      <text:p text:style-name="P1"/>
      <text:p text:style-name="P1">**The enemies are gathering. The timeline is 2-5 years. The window is NOW.**</text:p>
      <text:p text:style-name="P1"/>
      <text:p text:style-name="P1">**Build HaGOLEM. Save millions of lives. Make defense profitable.**</text:p>
      <text:p text:style-name="P1"/>
      <text:p text:style-name="P1">---</text:p>
      <text:p text:style-name="P1"><text:soft-page-break/></text:p>
      <text:p text:style-name="P1">© 2024-2025 HaGOLEM | Created by Meir Niv</text:p>
      <text:p text:style-name="P1">**Contact:** Israeli Ministry of Defense | Taiwan Security Council | Defense VC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9:28:26.908418300</meta:creation-date>
    <dc:date>2025-12-12T19:29:35.483195900</dc:date>
    <meta:editing-duration>PT1M9S</meta:editing-duration>
    <meta:editing-cycles>1</meta:editing-cycles>
    <meta:document-statistic meta:table-count="0" meta:image-count="0" meta:object-count="0" meta:page-count="7" meta:paragraph-count="439" meta:word-count="2382" meta:character-count="15205" meta:non-whitespace-character-count="13248"/>
    <meta:generator>LibreOffice/25.8.3.2$Windows_X86_64 LibreOffice_project/8ca8d55c161d602844f5428fa4b58097424e324e</meta:generator>
  </office:meta>
</office:document-meta>
</file>